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20pt" style:text-underline-style="solid" style:text-underline-width="auto" style:text-underline-color="font-color" fo:font-weight="bold" officeooo:rsid="0010a101" officeooo:paragraph-rsid="0000321e" style:font-size-asian="17.5pt" style:font-weight-asian="bold" style:font-size-complex="20pt" style:font-weight-complex="bold"/>
    </style:style>
    <style:style style:name="P2" style:family="paragraph" style:parent-style-name="Standard">
      <style:paragraph-properties fo:text-align="center" style:justify-single-word="false"/>
      <style:text-properties fo:font-size="20pt" fo:font-weight="bold" officeooo:rsid="0031e4cb" officeooo:paragraph-rsid="0000321e" style:font-size-asian="20pt" style:font-weight-asian="bold" style:font-size-complex="20pt" style:font-weight-complex="bold"/>
    </style:style>
    <style:style style:name="P3" style:family="paragraph" style:parent-style-name="Standard">
      <style:paragraph-properties fo:text-align="center" style:justify-single-word="false"/>
      <style:text-properties fo:font-size="40pt" fo:font-weight="bold" officeooo:rsid="0017b3b6" officeooo:paragraph-rsid="0000321e" style:font-size-asian="35pt" style:font-weight-asian="bold" style:font-size-complex="40pt" style:font-weight-complex="bold"/>
    </style:style>
    <style:style style:name="P4" style:family="paragraph" style:parent-style-name="Standard">
      <style:paragraph-properties fo:text-align="center" style:justify-single-word="false"/>
      <style:text-properties fo:font-size="40pt" officeooo:rsid="0017b3b6" officeooo:paragraph-rsid="0000321e" style:font-size-asian="35pt" style:font-size-complex="40pt"/>
    </style:style>
    <style:style style:name="P5" style:family="paragraph" style:parent-style-name="Standard">
      <style:paragraph-properties fo:text-align="center" style:justify-single-word="false"/>
      <style:text-properties fo:font-size="60pt" fo:font-weight="bold" officeooo:rsid="0017b3b6" officeooo:paragraph-rsid="0000321e" style:font-size-asian="60pt" style:font-weight-asian="bold" style:font-size-complex="60pt" style:font-weight-complex="bold"/>
    </style:style>
    <style:style style:name="P6" style:family="paragraph" style:parent-style-name="Standard">
      <style:paragraph-properties fo:text-align="center" style:justify-single-word="false"/>
      <style:text-properties fo:font-size="30pt" officeooo:rsid="0017b3b6" officeooo:paragraph-rsid="0000321e" style:font-size-asian="26.25pt" style:font-size-complex="30pt"/>
    </style:style>
    <style:style style:name="P7" style:family="paragraph" style:parent-style-name="Standard">
      <style:paragraph-properties fo:text-align="justify" style:justify-single-word="false"/>
      <style:text-properties fo:font-size="14pt" style:text-underline-style="none" fo:font-weight="bold" officeooo:rsid="0002c6e7" officeooo:paragraph-rsid="0002c6e7" style:font-size-asian="12.25pt" style:font-weight-asian="bold" style:font-size-complex="14pt" style:font-weight-complex="bold"/>
    </style:style>
    <style:style style:name="P8" style:family="paragraph" style:parent-style-name="Standard">
      <style:paragraph-properties fo:text-align="justify" style:justify-single-word="false"/>
      <style:text-properties fo:font-size="14pt" style:text-underline-style="none" fo:font-weight="bold" officeooo:rsid="0018dfc0" officeooo:paragraph-rsid="0018dfc0" style:font-size-asian="12.25pt" style:font-weight-asian="bold" style:font-size-complex="14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033ca0" officeooo:paragraph-rsid="00033ca0"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046e99" officeooo:paragraph-rsid="00046e99"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05cdfc" officeooo:paragraph-rsid="0005cdfc"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c715f" officeooo:paragraph-rsid="000c715f"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46ba9" officeooo:paragraph-rsid="00146ba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6f687" officeooo:paragraph-rsid="0016f687"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8dfc0" officeooo:paragraph-rsid="0018dfc0" style:font-size-asian="10.5pt" style:font-weight-asian="normal" style:font-size-complex="12pt" style:font-weight-complex="normal"/>
    </style:style>
    <style:style style:name="P16" style:family="paragraph" style:parent-style-name="Standard">
      <style:paragraph-properties fo:text-align="center" style:justify-single-word="false" fo:break-before="page"/>
      <style:text-properties fo:font-size="40pt" officeooo:paragraph-rsid="0000321e" style:font-size-asian="35pt" style:font-size-complex="40pt"/>
    </style:style>
    <style:style style:name="P17" style:family="paragraph" style:parent-style-name="Standard">
      <style:paragraph-properties fo:text-align="justify" style:justify-single-word="false" fo:break-before="page"/>
      <style:text-properties fo:font-size="20pt" style:text-underline-style="solid" style:text-underline-width="auto" style:text-underline-color="font-color" fo:font-weight="bold" officeooo:rsid="0010a101" officeooo:paragraph-rsid="0000321e" style:font-size-asian="17.5pt" style:font-weight-asian="bold" style:font-size-complex="20pt" style:font-weight-complex="bold"/>
    </style:style>
    <style:style style:name="T1" style:family="text">
      <style:text-properties officeooo:rsid="00314b0b"/>
    </style:style>
    <style:style style:name="T2" style:family="text">
      <style:text-properties officeooo:rsid="0000321e"/>
    </style:style>
    <style:style style:name="T3" style:family="text">
      <style:text-properties officeooo:rsid="00042588"/>
    </style:style>
    <style:style style:name="T4" style:family="text">
      <style:text-properties officeooo:rsid="0005cdfc"/>
    </style:style>
    <style:style style:name="T5" style:family="text">
      <style:text-properties officeooo:rsid="000836a7"/>
    </style:style>
    <style:style style:name="T6" style:family="text">
      <style:text-properties officeooo:rsid="000de268"/>
    </style:style>
    <style:style style:name="T7" style:family="text">
      <style:text-properties officeooo:rsid="0015f134"/>
    </style:style>
    <style:style style:name="T8" style:family="text">
      <style:text-properties officeooo:rsid="0018995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3"/>
      <text:p text:style-name="P3"/>
      <text:p text:style-name="P3"/>
      <text:p text:style-name="P5">COMP47480</text:p>
      <text:p text:style-name="P2">Contemporary Software Development</text:p>
      <text:p text:style-name="P5">Lab <text:span text:style-name="T1">Journal</text:span></text:p>
      <text:p text:style-name="P4"/>
      <text:p text:style-name="P6">Scott Kelly</text:p>
      <text:p text:style-name="P6">14346251</text:p>
      <text:p text:style-name="P6"/>
      <text:p text:style-name="P1"/>
      <text:p text:style-name="P1"/>
      <text:p text:style-name="P17">Lab <text:span text:style-name="T2">6</text:span>: <text:span text:style-name="T2">The Observer Pattern</text:span></text:p>
      <text:p text:style-name="P1"/>
      <text:p text:style-name="P7">Work Done</text:p>
      <text:p text:style-name="P9">In this practical, I was tasked with implementing the observer pattern <text:span text:style-name="T3">within a code base representing people and their alarm clocks. I had to design it such that the clock was an observable object, and people as observers, to observe the clock ringing.</text:span></text:p>
      <text:p text:style-name="P9"/>
      <text:p text:style-name="P10">Firstly, I created an abstract class Observable, implementing methods such as notifyObservers and addObserver. These methods are implemented here as all observable objects should have these. After this, I created an interface Observer with update method. Any observer object should have the ability to update on notification. <text:span text:style-name="T4">After these were created, I made Person implement Observer, and AlarmClock extend Observable.</text:span></text:p>
      <text:p text:style-name="P10"/>
      <text:p text:style-name="P11">From here, I had to connect the observers to the observable. In Person’s constructor, I made it take in a reference to an AlarmClock object, <text:span text:style-name="T5">and store that locally. It then also adds itself to the AlarmClock’s observers in the constructor. This will allow an observer to grab data from the clock, and the clock to notify the people attached to it when something has happened. I set it up so that AlarmClock, once the alarm goes off, notifies its observers that it has gone off, and initiates them to call wakeUp(). This is the push style of the observer pattern. </text:span></text:p>
      <text:p text:style-name="P11"/>
      <text:p text:style-name="P12">After this setup, it was very easy to make it work for multiple people, as Observable stored a list of observers, instead of one single one. The extension to make person have a local reference was a bit more involved but still relatively easy. I extended person’s update() method to have an integer “state” arguement <text:span text:style-name="T6">that will tell the person class what event has happened in AlarmClock. From here, the person can decide on either to wake up, or update its local record of wakeup time, depending on the integer passed by AlarmClock.</text:span></text:p>
      <text:p text:style-name="P12"/>
      <text:p text:style-name="P13">I then refactored the code to use the pull type of the pattern; to do this, AlarmClock only sent a signal to its observers that something has changed, but not what had changed. Person then called upon alarmReached() or a new method, timeChanged(), which returned booleans. This allowed Person to check what had changed and act accordingly. <text:span text:style-name="T7">Preferring the push style, I kept that style for the submission.</text:span></text:p>
      <text:p text:style-name="P13"/>
      <text:p text:style-name="P14">The Cron task was quite simple. It followed Person pretty close and implemented Observer as well. <text:span text:style-name="T8">I created it in the same way, taking in an AlarmClock and adding itself to the list of observers. Only once it received the alarm triggered, it did something else, rather than waking up.</text:span></text:p>
      <text:p text:style-name="P14"/>
      <text:p text:style-name="P8">Reflections</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5T11:31:37.522462096</meta:creation-date>
    <dc:date>2018-04-25T21:23:54.009639080</dc:date>
    <meta:editing-duration>PT9H11M16S</meta:editing-duration>
    <meta:editing-cycles>21</meta:editing-cycles>
    <meta:generator>LibreOffice/5.1.6.2$Linux_X86_64 LibreOffice_project/10m0$Build-2</meta:generator>
    <meta:document-statistic meta:table-count="0" meta:image-count="0" meta:object-count="0" meta:page-count="2" meta:paragraph-count="14" meta:word-count="432" meta:character-count="2574" meta:non-whitespace-character-count="2155"/>
  </office:meta>
</office:document-meta>
</file>